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officeooo:paragraph-rsid="0001266b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officeooo:paragraph-rsid="0001266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officeooo:rsid="0018a98a" officeooo:paragraph-rsid="0001266b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DejaVu Sans" fo:font-size="14pt" officeooo:paragraph-rsid="0001266b" style:font-size-asian="14pt" style:font-size-complex="14pt"/>
    </style:style>
    <style:style style:name="P5" style:family="paragraph" style:parent-style-name="Standard">
      <style:text-properties style:font-name="DejaVu Sans" fo:font-size="14pt" officeooo:paragraph-rsid="0001266b" style:font-size-asian="14pt" style:font-size-complex="14pt"/>
    </style:style>
    <style:style style:name="P6" style:family="paragraph" style:parent-style-name="Standard">
      <style:text-properties style:font-name="DejaVu Sans" fo:font-size="14pt" officeooo:paragraph-rsid="0008ba97" style:font-size-asian="14pt" style:font-size-complex="14pt"/>
    </style:style>
    <style:style style:name="P7" style:family="paragraph" style:parent-style-name="Standard" style:list-style-name="WWNum1">
      <style:paragraph-properties fo:text-align="justify" style:justify-single-word="false"/>
      <style:text-properties style:font-name="DejaVu Sans" fo:font-size="14pt" style:text-underline-style="none" officeooo:rsid="0008ba97" officeooo:paragraph-rsid="0008ba97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8ba97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a3ef2" style:font-size-asian="14pt" style:font-size-complex="14pt"/>
    </style:style>
    <style:style style:name="P10" style:family="paragraph" style:parent-style-name="Standard">
      <style:text-properties style:font-name="DejaVu Sans" fo:font-size="14pt" fo:font-style="italic" officeooo:paragraph-rsid="0008ba97" style:font-size-asian="14pt" style:font-style-asian="italic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officeooo:paragraph-rsid="0001266b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officeooo:paragraph-rsid="0001266b" style:font-size-asian="14pt" style:font-size-complex="14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1266b" style:font-size-asian="14pt" style:font-size-complex="14pt"/>
    </style:style>
    <style:style style:name="P14" style:family="paragraph" style:parent-style-name="Абзац_20_списка">
      <style:paragraph-properties fo:margin-left="0cm" fo:margin-right="0cm" fo:text-indent="0cm" style:auto-text-indent="false"/>
      <style:text-properties style:font-name="DejaVu Sans" fo:font-size="14pt" officeooo:paragraph-rsid="0008ba97" style:font-size-asian="14pt" style:font-size-complex="14pt"/>
    </style:style>
    <style:style style:name="P15" style:family="paragraph" style:parent-style-name="Обычный">
      <style:paragraph-properties fo:text-align="end" style:justify-single-word="false"/>
      <style:text-properties style:font-name="DejaVu Sans" fo:font-size="14pt" officeooo:paragraph-rsid="0001266b" style:font-size-asian="14pt" style:font-size-complex="14pt"/>
    </style:style>
    <style:style style:name="P16" style:family="paragraph" style:parent-style-name="Обычный">
      <style:paragraph-properties fo:margin-left="0cm" fo:margin-right="0cm" style:line-height-at-least="0.353cm" fo:text-align="end" style:justify-single-word="false" fo:text-indent="0cm" style:auto-text-indent="false"/>
      <style:text-properties style:font-name="DejaVu Sans" fo:font-size="14pt" officeooo:paragraph-rsid="0001266b" style:font-size-asian="14pt" style:font-size-complex="14pt"/>
    </style:style>
    <style:style style:name="P17" style:family="paragraph" style:parent-style-name="List_20_Paragraph" style:list-style-name="WWNum1">
      <style:text-properties style:font-name="DejaVu Sans" fo:font-size="14pt" officeooo:paragraph-rsid="0001266b" style:font-size-asian="14pt" style:font-size-complex="14pt"/>
    </style:style>
    <style:style style:name="P18" style:family="paragraph" style:parent-style-name="List_20_Paragraph" style:list-style-name="WWNum1">
      <style:text-properties style:font-name="DejaVu Sans" fo:font-size="14pt" officeooo:paragraph-rsid="0004330c" style:font-size-asian="14pt" style:font-size-complex="14pt"/>
    </style:style>
    <style:style style:name="P19" style:family="paragraph" style:parent-style-name="List_20_Paragraph">
      <style:text-properties style:text-position="0% 100%" style:font-name="DejaVu Sans" fo:font-size="14pt" officeooo:rsid="00066923" officeooo:paragraph-rsid="00066923" style:font-size-asian="14pt" style:font-size-complex="14pt"/>
    </style:style>
    <style:style style:name="P20" style:family="paragraph" style:parent-style-name="List_20_Paragraph">
      <style:text-properties style:text-position="0% 100%" style:font-name="DejaVu Sans" fo:font-size="14pt" officeooo:rsid="00066923" officeooo:paragraph-rsid="0001266b" style:font-size-asian="14pt" style:font-size-complex="14pt"/>
    </style:style>
    <style:style style:name="P21" style:family="paragraph" style:parent-style-name="List_20_Paragraph" style:list-style-name="WWNum26">
      <style:paragraph-properties fo:margin-left="0cm" fo:margin-right="0cm" fo:text-indent="0cm" style:auto-text-indent="false"/>
      <style:text-properties style:font-name="DejaVu Sans" fo:font-size="14pt" officeooo:paragraph-rsid="000a3ef2" style:font-size-asian="14pt" style:font-size-complex="14pt"/>
    </style:style>
    <style:style style:name="T1" style:family="text">
      <style:text-properties style:font-name-complex="Times New Roman"/>
    </style:style>
    <style:style style:name="T2" style:family="text">
      <style:text-properties fo:letter-spacing="0.007cm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fo:letter-spacing="0.007cm" fo:font-weight="normal" style:font-name-asian="Times New Roman" style:font-weight-asian="normal" style:font-name-complex="Times New Roman" style:font-weight-complex="normal" style:text-scale="98%"/>
    </style:style>
    <style:style style:name="T4" style:family="text">
      <style:text-properties fo:letter-spacing="0.007cm" fo:language="ru" fo:country="RU" fo:font-weight="normal" style:font-name-asian="Times New Roman" style:font-weight-asian="normal" style:font-name-complex="Times New Roman" style:font-weight-complex="normal" style:text-scale="98%"/>
    </style:style>
    <style:style style:name="T5" style:family="text">
      <style:text-properties fo:letter-spacing="-0.002cm" fo:font-weight="normal" style:font-name-asian="Times New Roman" style:font-weight-asian="normal" style:font-name-complex="Times New Roman" style:font-weight-complex="normal" style:text-scale="98%"/>
    </style:style>
    <style:style style:name="T6" style:family="text">
      <style:text-properties fo:text-transform="uppercase"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Times New Roman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86c40" style:font-weight-asian="bold"/>
    </style:style>
    <style:style style:name="T1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ambria"/>
    </style:style>
    <style:style style:name="T18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ambria" fo:language="en" fo:country="US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style:vertical-pos="from-top" fo:padding="0.002cm" fo:border="none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МИНИСТЕРСТВО НАУКИ <text:s/>И ВЫСШЕГО</text:span><text:span text:style-name="T2"> </text:span><text:span text:style-name="T4">ОБРАЗОВАНИЯ</text:span><text:span text:style-name="T3"> РОССИЙСКОЙ ФЕДЕРАЦИ</text:span><text:span text:style-name="T5">И</text:span></text:p>
      <text:p text:style-name="P11"><text:span text:style-name="T6">федеральное государственное АВТОНОМНОЕ образовательное учреждение высшего <text:s/>образования</text:span></text:p>
      <text:p text:style-name="P11"><text:span text:style-name="T7">«Национальный исследовательский ядерный университет «МИФИ»</text:span></text:p>
      <text:p text:style-name="P12"><text:span text:style-name="T7">Обнинский институт атомной энергетики </text:span></text:p>
      <text:p text:style-name="P1"><text:span text:style-name="T8">Отделение интеллектуальных кибернетических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0">Лабораторная работа №</text:span><text:span text:style-name="T11">2</text:span></text:p>
      <text:p text:style-name="P3">Вариант №18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pan text:style-name="T12">Выполнила студентка</text:span></text:p>
      <text:p text:style-name="P16"><text:span text:style-name="T12">Группы ИС-Б17</text:span></text:p>
      <text:p text:style-name="P16"><text:span text:style-name="T12">Отделения ИКС</text:span></text:p>
      <text:p text:style-name="P16"><text:span text:style-name="T12">Петренко В. Ю.</text:span></text:p>
      <text:p text:style-name="P16"><text:span text:style-name="T12">Проверила:</text:span></text:p>
      <text:p text:style-name="P16"><text:span text:style-name="T12">профессор, д.т.н. Гулина О. М.</text:span></text:p>
      <text:p text:style-name="P4"/>
      <text:p text:style-name="P5"/>
      <text:p text:style-name="P5"/>
      <text:p text:style-name="P5"/>
      <text:p text:style-name="P5"/>
      <text:p text:style-name="P5"/>
      <text:p text:style-name="P1"><text:span text:style-name="T1">Обнинск, </text:span><text:span text:style-name="T9">2020</text:span></text:p>
      <text:list xml:id="list2676543273" text:style-name="WWNum1">
        <text:list-item>
          <text:p text:style-name="P7"><text:soft-page-break/><text:span text:style-name="T15">Интеграл</text:span></text:p>
        </text:list-item>
      </text:list>
      <text:p text:style-name="P6">Точное значение интеграла:<text:tab/><text:tab/><draw:frame draw:style-name="fr2" draw:name="Объект3" text:anchor-type="as-char" svg:y="-0.852cm" svg:width="5.209cm" svg:height="1.3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;<field:fieldmark-start text:name="__Fieldmark__2293_3548465049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0"/>
      <text:p text:style-name="P6">Метод существенной выборки: <text:s text:c="2"/><text:tab/><draw:frame draw:style-name="fr2" draw:name="Объект4" text:anchor-type="as-char" svg:y="-0.452cm" svg:width="2.919cm" svg:height="0.61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;<field:fieldmark-start text:name="__Fieldmark__2294_3548465049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0"/>
      <text:p text:style-name="P14">Выберем плотность распределения:<text:tab/><draw:frame draw:style-name="fr2" draw:name="Объект5" text:anchor-type="as-char" svg:y="-0.51cm" svg:width="2.521cm" svg:height="0.67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;<field:fieldmark-start text:name="__Fieldmark__2295_3548465049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6"><draw:frame draw:style-name="fr2" draw:name="Объект6" text:anchor-type="as-char" svg:y="-0.852cm" svg:width="9.864cm" svg:height="1.3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<text:p text:style-name="P6"><draw:frame draw:style-name="fr2" draw:name="Объект7" text:anchor-type="as-char" svg:y="-0.723cm" svg:width="2.946cm" svg:height="1.16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<text:p text:style-name="P6"><draw:frame draw:style-name="fr2" draw:name="Объект8" text:anchor-type="as-char" svg:y="-0.852cm" svg:width="8.313cm" svg:height="1.3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">Интеграл вычисляется по формуле:</text:p>
      <text:p text:style-name="P6"><field:fieldmark-start text:name="__Fieldmark__2296_3548465049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2" draw:name="Объект9" text:anchor-type="as-char" svg:y="-0.829cm" svg:width="14.27cm" svg:height="1.88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6">Мат. ожидание вычисляется по формуле:</text:p>
      <text:p text:style-name="P6"><field:fieldmark-start text:name="__Fieldmark__2297_3548465049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2" draw:name="Объект10" text:anchor-type="as-char" svg:y="-0.852cm" svg:width="4.3cm" svg:height="1.3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">Дисперсия вычисляется по формуле:</text:p>
      <text:p text:style-name="P6"><field:fieldmark-start text:name="__Fieldmark__2298_3548465049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2" draw:name="Объект11" text:anchor-type="as-char" svg:y="-1.363cm" svg:width="10.47cm" svg:height="2.60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8"><text:span text:style-name="T15">Согласно методу существенной выборки это выражение будет минимальным тогда, когда <text:s/>пропорциональна </text:span><text:span text:style-name="T15"><draw:frame draw:style-name="fr1" draw:name="Объект12" text:anchor-type="as-char" svg:width="1.095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field:fieldmark-start text:name="__Fieldmark__2299_3548465049" field:type="vnd.oasis.opendocument.field.UNHANDLED"><field:param field:name="vnd.oasis.opendocument.field.code" field:value=" QUOTE  "/><field:param field:name="vnd.oasis.opendocument.field.id" field:value="35"/></field:fieldmark-start><field:fieldmark-end/><text:span text:style-name="T15">.</text:span></text:p>
      <text:list xml:id="list637947747" text:style-name="WWNum26">
        <text:list-header>
          <text:p text:style-name="P21">При плотности распределения <draw:frame draw:style-name="fr3" draw:name="Объект13" text:anchor-type="as-char" svg:width="1.379cm" svg:height="0.55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  </text:list-header>
      </text:list>
      <text:p text:style-name="P9"><text:span text:style-name="T15"><draw:frame draw:style-name="fr3" text:anchor-type="as-char" svg:width="0.776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"><text:s/><text:tab/><text:tab/></text:span><text:span text:style-name="T15"><draw:frame draw:style-name="fr4" draw:name="Объект1" text:anchor-type="as-char" svg:y="-0.713cm" svg:width="3.66cm" svg:height="1.13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4"><text:tab/><text:tab/></text:span><text:span text:style-name="T15"><draw:frame draw:style-name="fr4" draw:name="Объект2" text:anchor-type="as-char" svg:y="-0.713cm" svg:width="2.755cm" svg:height="1.13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list xml:id="list14938813302396" text:continue-list="list2676543273" text:style-name="WWNum1">
        <text:list-item>
          <text:p text:style-name="P17"><text:span text:style-name="T1">Алгоритм</text:span></text:p>
          <text:p text:style-name="P18"><text:span text:style-name="T1"/></text:p>
        </text:list-item>
        <text:list-item>
          <text:p text:style-name="P17"><text:span text:style-name="T1">Результаты</text:span></text:p>
        </text:list-item>
      </text:list>
      <text:p text:style-name="P20"><text:span text:style-name="T1"/></text:p>
      <text:p text:style-name="P19"><text:span text:style-name="T1"/></text:p>
      <text:list xml:id="list14938917366916" text:continue-numbering="true" text:style-name="WWNum1">
        <text:list-item>
          <text:p text:style-name="P17"><text:span text:style-name="T1">Выводы: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12T01:49:38.271808164</dc:date>
    <meta:editing-duration>PT19M24S</meta:editing-duration>
    <meta:editing-cycles>5</meta:editing-cycles>
    <meta:document-statistic meta:table-count="0" meta:image-count="0" meta:object-count="14" meta:page-count="2" meta:paragraph-count="33" meta:word-count="114" meta:character-count="828" meta:non-whitespace-character-count="746"/>
  </office:meta>
</office:document-meta>
</file>

<file path=Object 1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o stretchy="false">)</mo>
        </mrow>
      </mstyle>
      <mrow/>
    </mrow>
    <annotation encoding="StarMath 5.0"> size 12{g \( x \) } {}</annotation>
  </semantics>
</math>
</file>

<file path=Object 10/content.xml><?xml version="1.0" encoding="utf-8"?>
<math xmlns="http://www.w3.org/1998/Math/MathML" display="block">
  <semantics>
    <mrow>
      <mtable>
        <mtr>
          <mtd>
            <mrow>
              <mstyle mathsize="14pt">
                <mrow>
                  <mrow>
                    <mi mathvariant="italic">Dη</mi>
                    <mo stretchy="false">=</mo>
                    <mi>M</mi>
                  </mrow>
                  <mo stretchy="false">(</mo>
                  <msup>
                    <mi>η</mi>
                    <mstyle mathsize="8pt">
                      <mn>2</mn>
                    </mstyle>
                  </msup>
                  <mrow>
                    <mo stretchy="false">)</mo>
                    <mo stretchy="false">−</mo>
                    <mo stretchy="false">(</mo>
                  </mrow>
                  <mi>M</mi>
                  <mo stretchy="false">(</mo>
                  <mi>η</mi>
                  <mo stretchy="false">)</mo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=</mo>
                    <mrow>
                      <munderover>
                        <mo stretchy="false">∫</mo>
                        <mstyle mathsize="8pt">
                          <mi>a</mi>
                        </mstyle>
                        <mstyle mathsize="8pt">
                          <mi>b</mi>
                        </mstyle>
                      </munderover>
                      <mrow>
                        <msup>
                          <mi>η</mi>
                          <mstyle mathsize="8pt">
                            <mn>2</mn>
                          </mstyle>
                        </msup>
                        <mo stretchy="false">(</mo>
                        <mi>x</mi>
                        <mrow>
                          <mo stretchy="false">)</mo>
                          <mo stretchy="false">∗</mo>
                          <msub>
                            <mi>f</mi>
                            <mstyle mathsize="8pt">
                              <mi>ξ</mi>
                            </mstyle>
                          </msub>
                        </mrow>
                        <mo stretchy="false">(</mo>
                        <mi>x</mi>
                        <mo stretchy="false">)</mo>
                        <mrow>
                          <mrow>
                            <mstyle mathvariant="italic">
                              <mtext>dx</mtext>
                            </mstyle>
                            <mo stretchy="false">−</mo>
                            <msup>
                              <mi>I</mi>
                              <mstyle mathsize="8pt">
                                <mn>2</mn>
                              </mstyle>
                            </msup>
                          </mrow>
                          <mo stretchy="false">=</mo>
                          <msup>
                            <mi>s</mi>
                            <mstyle mathsize="8pt">
                              <mn>2</mn>
                            </mstyle>
                          </msup>
                        </mrow>
                        <mi>;</mi>
                      </mrow>
                    </mrow>
                  </mrow>
                </mrow>
              </mstyle>
              <mrow/>
            </mrow>
          </mtd>
        </mtr>
        <mtr>
          <mtd>
            <mrow>
              <mrow>
                <mi mathvariant="italic">Dη</mi>
                <mo stretchy="false">=</mo>
                <mfrac>
                  <mtext>4</mtext>
                  <mrow>
                    <mn>9</mn>
                    <mi>N</mi>
                  </mrow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frac>
                    <mn>1</mn>
                    <mrow>
                      <mo stretchy="false">(</mo>
                      <mi>x</mi>
                      <msup>
                        <mo stretchy="false">)</mo>
                        <mstyle mathsize="8pt">
                          <mn>2</mn>
                        </mstyle>
                      </msup>
                    </mrow>
                  </mfrac>
                  <mo stretchy="false">−</mo>
                  <msup>
                    <mi>I</mi>
                    <mstyle mathsize="8pt">
                      <mn>2</mn>
                    </mstyle>
                  </msup>
                </mrow>
              </mrow>
              <mrow/>
            </mrow>
          </mtd>
        </mtr>
      </mtable>
      <mrow/>
    </mrow>
    <annotation encoding="StarMath 5.0">alignl { stack {
 size 14{Dη=M \( η rSup { size 8{2} }  \)  -  \( M \( η \)  \)  rSup { size 8{2} } = Int cSub { size 8{a} }  cSup { size 8{b} }  {η rSup { size 8{2} }  \( x \) *f rSub { size 8{ξ} }  \( x \)  ital "dx" - I rSup { size 8{2} } =s rSup { size 8{2} } ;} }  {} # 
Dη= {  {"4"}  over  {9N} }  Sum cSub { size 8{i=1} }  cSup { size 8{N} }  { {  {1}  over  { \( x \)  rSup { size 8{2} } } }  - I rSup { size 8{2} } }  {} 
} } {}</annotation>
  </semantics>
</math>
</file>

<file path=Object 11/content.xml><?xml version="1.0" encoding="utf-8"?>
<math xmlns="http://www.w3.org/1998/Math/MathML" display="block">
  <semantics>
    <mrow>
      <mi>ξ</mi>
      <mo stretchy="false">=</mo>
      <mi>γ</mi>
    </mrow>
    <annotation encoding="StarMath 5.0">ξ = γ</annotation>
  </semantics>
</math>
</file>

<file path=Object 12/content.xml><?xml version="1.0" encoding="utf-8"?>
<math xmlns="http://www.w3.org/1998/Math/MathML" display="block">
  <semantics>
    <mrow>
      <mi>I</mi>
      <mi>≈</mi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ξ</mi>
            <mi>i</mi>
            <mn>4</mn>
          </msubsup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sup>
          <mi>γ</mi>
          <mi>i</mi>
          <mn>4</mn>
        </msubsup>
      </mrow>
    </mrow>
    <annotation encoding="StarMath 5.0">I ≈ {1} over {N} sum from {i =1} to {N} {{ξ} rsub {i} rsup {4}} = {1} over {N} sum from {i =1} to {N} {{γ} rsub {i} rsup {4}}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γ</mi>
            <mi>i</mi>
            <mn>2</mn>
          </msubsup>
        </mrow>
        <mo stretchy="false">−</mo>
        <msup>
          <mi>I</mi>
          <mn>2</mn>
        </msup>
      </mrow>
    </mrow>
    <annotation encoding="StarMath 5.0">D= {1} over {N} sum from {i =1} to {N} {{γ} rsub {i} rsup {2}} - {I} ^ {2}</annotation>
  </semantics>
</math>
</file>

<file path=Object 14/content.xml><?xml version="1.0" encoding="utf-8"?>
<math xmlns="http://www.w3.org/1998/Math/MathML" display="block">
  <semantics>
    <mrow>
      <msub>
        <mi>f</mi>
        <mi>ξ</mi>
      </msub>
      <mrow>
        <mrow>
          <mo fence="true" stretchy="true">(</mo>
          <mrow>
            <mi>x</mi>
          </mrow>
          <mo fence="true" stretchy="true">)</mo>
        </mrow>
        <mo stretchy="false">=</mo>
        <mn>1</mn>
      </mrow>
    </mrow>
    <annotation encoding="StarMath 5.0">{f} rsub {ξ} left (x right ) =1</annotation>
  </semantics>
</math>
</file>

<file path=Object 2/content.xml><?xml version="1.0" encoding="utf-8"?>
<math xmlns="http://www.w3.org/1998/Math/MathML" display="block">
  <semantics>
    <mstyle mathsize="14pt">
      <mrow>
        <mrow>
          <mi>I</mi>
          <mo stretchy="false">=</mo>
          <mrow>
            <munderover>
              <mo stretchy="false">∫</mo>
              <mstyle mathsize="8pt">
                <mrow>
                  <mo stretchy="false">−</mo>
                  <mn>1</mn>
                </mrow>
              </mstyle>
              <mstyle mathsize="8pt">
                <mn>1</mn>
              </mstyle>
            </munderover>
            <mrow>
              <mo stretchy="false">(</mo>
              <msup>
                <mi>x</mi>
                <mn>4</mn>
              </msup>
              <mo stretchy="false">)</mo>
              <mrow>
                <mstyle mathvariant="italic">
                  <mtext>dx</mtext>
                </mstyle>
                <mo stretchy="false">=</mo>
                <mfrac>
                  <mrow>
                    <mo stretchy="false">(</mo>
                    <msup>
                      <mi>x</mi>
                      <mn>5</mn>
                    </msup>
                    <mo stretchy="false">)</mo>
                  </mrow>
                  <mn>5</mn>
                </mfrac>
              </mrow>
              <munderover>
                <mo stretchy="false">|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</mrow>
          </mrow>
          <mo stretchy="false">=</mo>
          <mfrac>
            <mn>2</mn>
            <mn>5</mn>
          </mfrac>
        </mrow>
        <mrow/>
      </mrow>
    </mstyle>
    <annotation encoding="StarMath 5.0"> size 14{I= Int cSub { size 8{-1} }  cSup { size 8{1} }  { \( x^4 \)  ital "dx" = {  { \( x^5 \)    }  over  {5} }  { \lline }  cSub { size 8{-1} }  cSup { size 8{1} } } =2 over 5{ } }</annotation>
  </semantics>
</math>
</file>

<file path=Object 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row>
            <mo fence="true" stretchy="false">|</mo>
            <mrow>
              <mrow>
                <mi>g</mi>
                <mo stretchy="false">(</mo>
                <mi>x</mi>
                <mo stretchy="false">)</mo>
              </mrow>
            </mrow>
            <mo fence="true" stretchy="false">|</mo>
          </mrow>
        </mrow>
      </mstyle>
      <mrow/>
    </mrow>
    <annotation encoding="StarMath 5.0"> size 14{f rSub { size 8{ξ} }  \( x \)  "~"  lline g \( x \)  rline } {}</annotation>
  </semantics>
</math>
</file>

<file path=Object 4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5/content.xml><?xml version="1.0" encoding="utf-8"?>
<math xmlns="http://www.w3.org/1998/Math/MathML" display="block">
  <semantics>
    <mstyle mathsize="14pt">
      <mrow>
        <mrow>
          <munderover>
            <mo stretchy="false">∫</mo>
            <mstyle mathsize="8pt">
              <mrow>
                <mo stretchy="false">−</mo>
                <mn>1</mn>
              </mrow>
            </mstyle>
            <mstyle mathsize="8pt">
              <mn>1</mn>
            </mstyle>
          </munderover>
          <mrow>
            <msub>
              <mi>f</mi>
              <mstyle mathsize="8pt">
                <mi>ξ</mi>
              </mstyle>
            </msub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n>1,</mn>
            </mrow>
            <msub>
              <mrow/>
              <mrow/>
            </msub>
            <mrow>
              <mrow>
                <munderover>
                  <mo stretchy="false">∫</mo>
                  <mstyle mathsize="8pt">
                    <mrow>
                      <mo stretchy="false">−</mo>
                      <mn>1</mn>
                    </mrow>
                  </mstyle>
                  <mstyle mathsize="8pt">
                    <mn>1</mn>
                  </mstyle>
                </munderover>
                <mrow>
                  <mi>c</mi>
                  <mo stretchy="false">(</mo>
                  <mi>x</mi>
                  <msup>
                    <mo stretchy="false">)</mo>
                    <mstyle mathsize="8pt">
                      <mn>2</mn>
                    </mstyle>
                  </msup>
                  <mrow>
                    <mstyle mathvariant="italic">
                      <mtext>dx</mtext>
                    </mstyle>
                    <mo stretchy="false">=</mo>
                    <mi>c</mi>
                  </mrow>
                  <mfrac>
                    <mrow>
                      <mo stretchy="false">(</mo>
                      <mi>x</mi>
                      <msup>
                        <mo stretchy="false">)</mo>
                        <mstyle mathsize="8pt">
                          <mn>3</mn>
                        </mstyle>
                      </msup>
                    </mrow>
                    <mn>3</mn>
                  </mfrac>
                  <munderover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underover>
                </mrow>
              </mrow>
              <mo stretchy="false">=</mo>
              <mfrac>
                <mn>2</mn>
                <mn>3</mn>
              </mfrac>
            </mrow>
            <mi>c</mi>
          </mrow>
        </mrow>
        <mo stretchy="false">⇒</mo>
        <mrow>
          <mi>c</mi>
          <mo stretchy="false">=</mo>
          <mfrac>
            <mn>3</mn>
            <mn>2</mn>
          </mfrac>
        </mrow>
      </mrow>
    </mstyle>
    <annotation encoding="StarMath 5.0"> size 14{ Int cSub { size 8{-1} }  cSup { size 8{1} }  {f rSub { size 8{ξ} }  \( x \)  ital "dx"=1, {}  rSub {}  Int cSub { size 8{-1} }  cSup { size 8{1} }  {c \( x \)  rSup { size 8{2} }  ital "dx"=c {  { \( x \)  rSup { size 8{3} } }  over  {3} }  { \lline }  cSub { size 8{-1} }  cSup { size 8{1} } } = {  {2}  over  {3} } c}  drarrow c= {  {3}  over  {2} } } </annotation>
  </semantics>
</math>
</file>

<file path=Object 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3</mn>
              <mn>2</mn>
            </mfrac>
          </mrow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= {  {3}  over  {2} }  \( x \)  rSup { size 8{2} } } {}</annotation>
  </semantics>
</math>
</file>

<file path=Object 7/content.xml><?xml version="1.0" encoding="utf-8"?>
<math xmlns="http://www.w3.org/1998/Math/MathML" display="block">
  <semantics>
    <mrow>
      <mstyle mathsize="14pt">
        <mrow>
          <mrow>
            <munderover>
              <mo stretchy="false">∫</mo>
              <mstyle mathsize="8pt">
                <mi>a</mi>
              </mstyle>
              <mstyle mathsize="8pt">
                <mi>ξ</mi>
              </mstyle>
            </munderover>
            <mrow>
              <msub>
                <mi>f</mi>
                <mstyle mathsize="8pt">
                  <mi>ξ</mi>
                </mstyle>
              </msub>
              <mo stretchy="false">(</mo>
              <mi>x</mi>
              <mo stretchy="false">)</mo>
            </mrow>
          </mrow>
          <mrow>
            <mstyle mathvariant="italic">
              <mtext>dx</mtext>
            </mstyle>
            <mo stretchy="false">=</mo>
            <mi>γ</mi>
          </mrow>
          <mo stretchy="false">⇒</mo>
          <mfrac>
            <mn>3</mn>
            <mn>2</mn>
          </mfrac>
          <mrow>
            <munderover>
              <mo stretchy="false">∫</mo>
              <mstyle mathsize="8pt">
                <mn>0</mn>
              </mstyle>
              <mstyle mathsize="8pt">
                <mn>1</mn>
              </mstyle>
            </munderover>
            <mrow>
              <mo stretchy="false">(</mo>
              <mi>x</mi>
              <msup>
                <mo stretchy="false">)</mo>
                <mstyle mathsize="8pt">
                  <mn>2</mn>
                </mstyle>
              </msup>
              <mrow>
                <mstyle mathvariant="italic">
                  <mtext>dx</mtext>
                </mstyle>
                <mo stretchy="false">=</mo>
                <mi>γ</mi>
              </mrow>
            </mrow>
          </mrow>
          <mo stretchy="false">⇒</mo>
          <mrow>
            <mi>ξ</mi>
            <mo stretchy="false">=</mo>
            <mroot>
              <mrow>
                <mn>2</mn>
                <mi>γ</mi>
              </mrow>
              <mstyle mathsize="8pt">
                <mn>3</mn>
              </mstyle>
            </mroot>
          </mrow>
        </mrow>
      </mstyle>
      <mrow/>
    </mrow>
    <annotation encoding="StarMath 5.0"> size 14{ Int cSub { size 8{a} }  cSup { size 8{ξ} }  {f rSub { size 8{ξ} }  \( x \) }  ital "dx"=γ drarrow  {  {3}  over  {2} }  Int cSub { size 8{0} }  cSup { size 8{1} }  { \( x \)  rSup { size 8{2} }  ital "dx"=γ}  drarrow ξ= nroot { size 8{3} }  {2γ}  } {}</annotation>
  </semantics>
</math>
</file>

<file path=Object 8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i>η</mi>
              <mo stretchy="false">(</mo>
              <msub>
                <mi>ξ</mi>
                <mstyle mathsize="8pt">
                  <mi>i</mi>
                </mstyle>
              </msub>
              <mo stretchy="false">)</mo>
              <mi>;</mi>
              <munderover>
                <mrow/>
                <mrow/>
                <mrow/>
              </munderover>
              <mi>η</mi>
              <mo stretchy="false">(</mo>
              <mi>ξ</mi>
              <mrow>
                <mo stretchy="false">)</mo>
                <mo stretchy="false">=</mo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</mrow>
              <mi>;</mi>
              <munderover>
                <mrow/>
                <mrow/>
                <mrow/>
              </munderover>
            </mrow>
          </mrow>
          <mrow>
            <mi>I</mi>
            <mo stretchy="false">≈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row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  <mo stretchy="false">=</mo>
                <mfrac>
                  <mn>1</mn>
                  <mi>N</mi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row>
                    <mfrac>
                      <mrow>
                        <mo stretchy="false">(</mo>
                        <msup>
                          <mi>ξ</mi>
                          <mn>4</mn>
                        </msup>
                        <mo stretchy="false">)</mo>
                      </mrow>
                      <mrow>
                        <mfrac>
                          <mn>3</mn>
                          <mn>2</mn>
                        </mfrac>
                        <mo stretchy="false">(</mo>
                        <mi>ξ</mi>
                        <msup>
                          <mo stretchy="false">)</mo>
                          <mstyle mathsize="8pt">
                            <mn>2</mn>
                          </mstyle>
                        </msup>
                      </mrow>
                    </mfrac>
                    <mo stretchy="false">=</mo>
                    <mfrac>
                      <mn>2</mn>
                      <mrow>
                        <mn>3</mn>
                        <mi>N</mi>
                      </mrow>
                    </mfrac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p>
                      <mi>ξ</mi>
                      <mn>2</mn>
                    </msup>
                  </mrow>
                </mrow>
              </mrow>
            </mrow>
          </mrow>
        </mrow>
      </mstyle>
      <mrow/>
    </mrow>
    <annotation encoding="StarMath 5.0"> size 14{I= {  {1}  over  {N} }  Sum cSub { size 8{i=1} }  cSup { size 8{N} }  {η \( ξ rSub { size 8{i} }  \) ; {}  cSub {}  cSup {} η \( ξ \) = {  {g \( ξ \) }  over  {f \( ξ \) } } ; {}  cSub {}  cSup {} } I approx  {  {1}  over  {N} }  Sum cSub { size 8{i=1} }  cSup { size 8{N} }  { {  {g \( ξ \) }  over  {f \( ξ \) } } = {  {1}  over  {N} }  Sum cSub { size 8{i=1} }  cSup { size 8{N} }  { {  { \( ξ^4 \) }  over  { {  {3}  over  {2} }  \( ξ \)  rSup { size 8{2} } } } = {  {2}  over  {3N} }  Sum cSub { size 8{i=1} }  cSup { size 8{N} }  {   ξ^2 } } } } {}</annotation>
  </semantics>
</math>
</file>

<file path=Object 9/content.xml><?xml version="1.0" encoding="utf-8"?>
<math xmlns="http://www.w3.org/1998/Math/MathML" display="block">
  <semantics>
    <mrow>
      <mstyle mathsize="14pt">
        <mrow>
          <mi>M</mi>
          <mo stretchy="false">=</mo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η</mi>
              <mo stretchy="false">(</mo>
              <mi>ξ</mi>
              <mrow>
                <mo stretchy="false">)</mo>
                <mo stretchy="false">∗</mo>
                <mi>f</mi>
              </mrow>
              <mo stretchy="false">(</mo>
              <mi>ξ</mi>
              <mo stretchy="false">)</mo>
              <mstyle mathvariant="italic">
                <mtext>dx</mtext>
              </mstyle>
            </mrow>
          </mrow>
        </mrow>
      </mstyle>
      <mrow/>
    </mrow>
    <annotation encoding="StarMath 5.0"> size 14{M= Int cSub { size 8{a} }  cSup { size 8{b} }  {η \( ξ \) *f \( ξ \)  ital "dx"} } {}</annotation>
  </semantics>
</math>
</file>